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900000024885371C6E76D61A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Arial, sans-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text-properties fo:font-weight="bold" style:font-weight-asian="bold" style:font-weight-complex="bold"/>
    </style:style>
    <style:style style:name="P2" style:family="paragraph" style:parent-style-name="Normal_20__28_Web_29_">
      <style:paragraph-properties fo:margin-top="0cm" fo:margin-bottom="0cm" loext:contextual-spacing="false"/>
    </style:style>
    <style:style style:name="P3" style:family="paragraph" style:parent-style-name="Normal_20__28_Web_29_">
      <style:paragraph-properties fo:margin-top="0cm" fo:margin-bottom="0cm" loext:contextual-spacing="false" fo:text-align="center" style:justify-single-word="false"/>
    </style:style>
    <style:style style:name="P4" style:family="paragraph" style:parent-style-name="Normal_20__28_Web_29_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5" style:family="paragraph" style:parent-style-name="Normal_20__28_Web_29_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Normal_20__28_Web_29_">
      <style:paragraph-properties fo:margin-top="0cm" fo:margin-bottom="0cm" loext:contextual-spacing="false"/>
      <style:text-properties officeooo:paragraph-rsid="0013962b"/>
    </style:style>
    <style:style style:name="P7" style:family="paragraph" style:parent-style-name="Normal_20__28_Web_29_" style:master-page-name="Standard">
      <style:paragraph-properties fo:margin-top="0cm" fo:margin-bottom="0cm" loext:contextual-spacing="false" fo:text-align="center" style:justify-single-word="false" style:page-number="auto"/>
      <style:text-properties fo:font-weight="bold" style:font-weight-asian="bold" style:font-weight-complex="bold"/>
    </style:style>
    <style:style style:name="P8" style:family="paragraph" style:parent-style-name="Normal_20__28_Web_29_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9" style:family="paragraph" style:parent-style-name="Normal_20__28_Web_29_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Normal_20__28_Web_29_">
      <style:paragraph-properties fo:margin-top="0cm" fo:margin-bottom="0cm" loext:contextual-spacing="false"/>
      <style:text-properties fo:font-size="11pt" fo:font-weight="bold" officeooo:rsid="0013962b" style:font-size-asian="11pt" style:font-weight-asian="bold" style:font-size-complex="11pt" style:font-weight-complex="bold"/>
    </style:style>
    <style:style style:name="P11" style:family="paragraph" style:parent-style-name="Normal_20__28_Web_29_">
      <style:paragraph-properties fo:margin-top="0cm" fo:margin-bottom="0cm" loext:contextual-spacing="false"/>
      <style:text-properties style:font-weight-complex="bold"/>
    </style:style>
    <style:style style:name="P12" style:family="paragraph" style:parent-style-name="Normal_20__28_Web_29_">
      <style:paragraph-properties fo:margin-top="0cm" fo:margin-bottom="0cm" loext:contextual-spacing="false"/>
      <style:text-properties officeooo:paragraph-rsid="0014c5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62b" style:font-weight-asian="bold" style:font-weight-complex="bold"/>
    </style:style>
    <style:style style:name="T3" style:family="text">
      <style:text-properties fo:font-weight="bold" officeooo:rsid="0014c512" style:font-weight-asian="bold" style:font-weight-complex="bold"/>
    </style:style>
    <style:style style:name="T4" style:family="text">
      <style:text-properties fo:font-weight="bold" officeooo:rsid="0013962b" fo:background-color="#ffff00" loext:char-shading-value="0" style:font-weight-asian="bold" style:font-weight-complex="bold"/>
    </style:style>
    <style:style style:name="T5" style:family="text">
      <style:text-properties fo:font-weight="bold" officeooo:rsid="0014c512" fo:background-color="#ffff00" loext:char-shading-value="0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officeooo:rsid="0014c512" fo:background-color="transparent" loext:char-shading-value="0" style:font-weight-asian="bold" style:font-weight-complex="bold"/>
    </style:style>
    <style:style style:name="T8" style:family="text">
      <style:text-properties fo:font-weight="bold" officeooo:rsid="0014c512" fo:background-color="transparent" loext:char-shading-value="0" style:font-weight-asian="bold" style:font-weight-complex="bold"/>
    </style:style>
    <style:style style:name="T9" style:family="text">
      <style:text-properties fo:font-weight="bold" officeooo:rsid="0013962b" fo:background-color="transparent" loext:char-shading-value="0" style:font-weight-asian="bold" style:font-weight-complex="bold"/>
    </style:style>
    <style:style style:name="T10" style:family="text">
      <style:text-properties fo:font-weight="bold" officeooo:rsid="0013962b" fo:background-color="transparent" loext:char-shading-value="0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style:font-name="Symbol" style:font-name-asian="Symbol1" style:font-name-complex="Symbol1"/>
    </style:style>
    <style:style style:name="T13" style:family="text">
      <style:text-properties officeooo:rsid="0013962b"/>
    </style:style>
    <style:style style:name="T14" style:family="text">
      <style:text-properties fo:font-size="11pt" fo:font-weight="bold" officeooo:rsid="0013962b" style:font-size-asian="11pt" style:font-weight-asian="bold" style:font-size-complex="11pt" style:font-weight-complex="bold"/>
    </style:style>
    <style:style style:name="T15" style:family="text">
      <style:text-properties officeooo:rsid="0013962b" fo:background-color="#fff2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14c512" fo:background-color="#ffff00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3962b" fo:background-color="transparent" loext:char-shading-value="0"/>
    </style:style>
    <style:style style:name="T21" style:family="text">
      <style:text-properties officeooo:rsid="0013962b" fo:background-color="transparent" loext:char-shading-value="0"/>
    </style:style>
    <style:style style:name="T22" style:family="text">
      <style:text-properties officeooo:rsid="0014c512"/>
    </style:style>
    <style:style style:name="T23" style:family="text">
      <style:text-properties fo:font-variant="normal" fo:text-transform="none" fo:color="#3c4043" style:font-name="Roboto" fo:font-size="10.5pt" fo:letter-spacing="normal" fo:font-style="normal" fo:font-weight="bold" officeooo:rsid="0013962b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chiarazione relativa alla Didattica on line</text:p>
      <text:p text:style-name="P2"/>
      <text:p text:style-name="P2">da inviare nello stesso giorno della lezione svolta ad<text:span text:style-name="T11">: </text:span><text:a xlink:type="simple" xlink:href="mailto:amministrazione@conservatoriosantacecilia.it" text:style-name="ListLabel_20_10" text:visited-style-name="ListLabel_20_10"><text:span text:style-name="Internet_20_link">amministrazione@conservatoriosantacecilia.it</text:span></text:a></text:p>
      <text:p text:style-name="P5"/>
      <text:p text:style-name="P4">Oggetto della mail: COGNOME PROF. - DICHIARAZIONE DIDATTICA ON LINE</text:p>
      <text:p text:style-name="P3"/>
      <text:p text:style-name="P2">La/il sottoscritta/o (Cognome e Nome) <text:s/><text:span text:style-name="T2">BERNARDINI NICOLA</text:span><text:span text:style-name="T1"> </text:span><text:line-break/>Professore di (Denominazione della materia) <text:span text:style-name="T14">Composizione Musicale Elettroacustica (COME/02)</text:span></text:p>
      <text:p text:style-name="P10"/>
      <text:p text:style-name="P5">DICHIARA</text:p>
      <text:p text:style-name="P2"/>
      <text:p text:style-name="P2">sotto la personale responsabilità di aver svolto per via telematica, in ottemperanza al D.P.C.M. 8.02.2020, art. 1 c. 1 lett. h e al D.P.C.M. 9.02.2020, art. 1, il giorno <text:span text:style-name="T3">02/04/2020</text:span> dalle ore<text:span text:style-name="T1"> </text:span><text:span text:style-name="T3">17:30</text:span><text:span text:style-name="T1"> </text:span>alle ore<text:span text:style-name="T1"> </text:span><text:span text:style-name="T3">18:30</text:span><text:span text:style-name="T1"> </text:span>una lezione di (Materia) <text:span text:style-name="T8">COMPOSIZIONE MUSICALE ELETTROACUSTICA</text:span></text:p>
      <text:p text:style-name="P2">(argomento <text:span text:style-name="T8">REVISIONE TESINE D’ESAME</text:span>)</text:p>
      <text:p text:style-name="P2">con la partecipazione del/dei seguente/i studente/i (per le lezioni collettive è possibile allegare una lista a parte, nello stesso file): <text:span text:style-name="T8">D’ALÒ</text:span></text:p>
      <text:p text:style-name="P1"/>
      <text:p text:style-name="P6">Modalità (lezione diretta a uno studente o serie di studenti, lezione collettiva, interrogazione, correzione on line delle prove, analisi on line, condivisione on line di materiali, commento di tutorial precedentemente realizzati ecc.): <text:s/><text:span text:style-name="T1">lezione diretta a uno studente o serie di studenti </text:span><text:span text:style-name="T2">e <text:s/>correzione on line delle prove</text:span></text:p>
      <text:p text:style-name="P12">Piattaforma telematica utilizzata <text:span text:style-name="T13">ZOOM (ID: </text:span><text:span text:style-name="T23">322 461 324</text:span><text:span text:style-name="T13">)</text:span></text:p>
      <text:p text:style-name="P12">(Facoltativo: gli argomenti e i materiali della lezione sono reperibili sul servizio cloud <text:a xlink:type="simple" xlink:href="https://github.com/SMERM/BN-DAlo/tree/master/COME-02/Bernardini/20200204" text:style-name="Internet_20_link" text:visited-style-name="Visited_20_Internet_20_Link"><text:span text:style-name="T10">https://github.com/SMERM/BN-DAlo/tree/master/COME-02/Bernardini/20200204</text:span></text:a>)</text:p>
      <text:p text:style-name="P2"/>
      <text:p text:style-name="P11">La presente dichiarazione contiene tutti gli elementi necessari a effettuare successivamente la verifica di quanto dichiarato, attraverso il riscontro dei materiali utilizzati, e in relazione al tempo dedicato alle attività didattiche, svolte sia on line, sia off line. </text:p>
      <text:p text:style-name="P2"/>
      <text:p text:style-name="P2">La/Il sottoscritta/o è consapevole: </text:p>
      <text:p text:style-name="P2"><text:span text:style-name="T12"></text:span>  della decadenza dai benefici conseguenti al provvedimento emanato sulla base di dichiarazioni non veritiere, ai sensi dell’art. 75 del D.P.R. 445/2000; </text:p>
      <text:p text:style-name="P2"><text:span text:style-name="T12"></text:span>  delle responsabilità e delle sanzioni penali previste dall’art. 76 del D.P.R. 445/2000 per le dichiarazioni mendaci e per la produzione di atti contenente dati non rispondenti a verità; </text:p>
      <text:p text:style-name="P2"><text:span text:style-name="T12"></text:span>  dell’obbligo del Conservatorio a effettuare idonei controlli, anche a campione, sulla veridicità di quanto dichiarato, motivo per cui si richiede la conservazione delle (video)registrazioni delle lezioni svolte, dei materiali utilizzati, degli scambi mail ecc.</text:p>
      <text:p text:style-name="P2"/>
      <text:p text:style-name="P2">La/Il dichiarante </text:p>
      <text:p text:style-name="P2"><draw:frame draw:style-name="fr1" draw:name="Image1" text:anchor-type="paragraph" svg:x="0.293cm" svg:y="0.22cm" svg:width="4.59cm" style:rel-width="27%" svg:height="0.64cm" style:rel-height="scale" draw:z-index="0"><draw:image xlink:href="Pictures/10000000000000F900000024885371C6E76D61A2.jpg" xlink:type="simple" xlink:show="embed" xlink:actuate="onLoad" loext:mime-type="image/jpeg"/></draw:frame></text:p>
      <text:p text:style-name="P2"/>
      <text:p text:style-name="P2">................................................................. (firma per esteso leggibile o firma digitale) 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Arial, sans-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t" fo:country="IT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it" fo:country="IT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enzione_20_non_20_risolta1" style:display-name="Menzione non risolta1" style:family="text" style:parent-style-name="Default_20_Paragraph_20_Font">
      <style:text-properties fo:color="#605e5c" fo:background-color="#e1dfd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Giuliani</meta:initial-creator>
    <dc:creator>Nicola Bernardini</dc:creator>
    <meta:editing-cycles>11</meta:editing-cycles>
    <meta:print-date>2020-03-26T17:03:00</meta:print-date>
    <meta:creation-date>2020-03-27T13:37:00</meta:creation-date>
    <dc:date>2020-04-04T22:49:18.525146859</dc:date>
    <meta:editing-duration>PT47M35S</meta:editing-duration>
    <meta:generator>LibreOffice/6.1.5.2$Linux_X86_64 LibreOffice_project/10$Build-2</meta:generator>
    <meta:document-statistic meta:table-count="0" meta:image-count="1" meta:object-count="0" meta:page-count="1" meta:paragraph-count="18" meta:word-count="318" meta:character-count="2409" meta:non-whitespace-character-count="20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